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top"/>
      <style:text-properties style:font-name="Liberation Sans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XT_Men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Sword</text:p>
          </table:table-cell>
          <table:table-cell table:style-name="ce3" office:value-type="string" calcext:value-type="string">
            <text:p>Groot Boterm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double lame, tout ce qu’il y a de plus classique. Le kit basique des aventuriers.</text:p>
          </table:table-cell>
          <table:table-cell office:value-type="string" calcext:value-type="string">
            <text:p>A basic double edged sword. The adventurer’s starter pack.</text:p>
          </table:table-cell>
          <table:table-cell table:style-name="ce3" office:value-type="string" calcext:value-type="string">
            <text:p>Gros couteau à be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Épée de Renéga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lame courbée à simple tranchant. On en trouve beaucoup dans les confréries pirat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ublima Ter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La rapière abandonnée de Myrrah qui tenta de briser la perle. Son éclat est faible et sa lame est teintée de rouil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ubl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La rapière de Myrrah. Sa lame en oranith a retrouvé son éclat des premiers jou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ublima No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La nouvelle rapière de Myrrah, plus puissante que jamais. Sa lame est renforcée avec de la pierre célest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en Tiss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simple, sans intérê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Mign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petit collier en tissus avec un nœu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C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en tissus avec un grelo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Coquill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fait de différents coquillag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’Écail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collier d’écailles de lézard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Sable Blan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bijoux de sable réguli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Sable No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bijou de sable volcaniqu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Sable Dor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bijou de sable rare et précieux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Bron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bronze avec un pendentif rou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’Arg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argent avec un pendentif bleu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’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or avec un pendentif ver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Plat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platine avec un pendentif viole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Tit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chaîne en titane avec un pendentif nacré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’Orani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 collier forgé dans un métal dont on dit qu’il provient du cie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Collier de Pierre Céles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 collier d’oranith renforcé par alchimie avec de la poudre d’étoile, un métal légendai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Tuniqu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</text:p>
          </table:table-cell>
          <table:table-cell office:value-type="string" calcext:value-type="string">
            <text:p>Un habit commun dans les confréries marchand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Cape de Voy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épaulière de fer surmontée d’un tricot de laine adapté aux voyageu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Cape de Soi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étoffe de soie prisée des magiciens. Sous son apparente légèreté, elle est très résistant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Épaulière en Orani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armure forgée dans un métal turquoise rare et précieux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Épaulière en Pierre Céles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armure légère en oranith imprégnée de poussière d’étoile, évoquant un ciel étoilé.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20:13:39.2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2-05T20:23:00.700000000</dc:date>
    <meta:editing-duration>PT11H52M45S</meta:editing-duration>
    <meta:editing-cycles>19</meta:editing-cycles>
    <meta:document-statistic meta:table-count="1" meta:cell-count="110" meta:object-count="0"/>
  </office:meta>
</office:document-meta>
</file>